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73fe" officeooo:paragraph-rsid="000c73fe"/>
    </style:style>
    <style:style style:name="P2" style:family="paragraph" style:parent-style-name="Standard">
      <style:text-properties fo:font-weight="bold" officeooo:rsid="000c73fe" officeooo:paragraph-rsid="000c73fe" style:font-weight-asian="bold" style:font-weight-complex="bold"/>
    </style:style>
    <style:style style:name="P3" style:family="paragraph" style:parent-style-name="Standard">
      <style:text-properties fo:font-weight="normal" officeooo:rsid="000c73fe" officeooo:paragraph-rsid="000c73fe" style:font-weight-asian="normal" style:font-weight-complex="normal"/>
    </style:style>
    <style:style style:name="P4" style:family="paragraph" style:parent-style-name="Standard">
      <style:text-properties fo:font-size="16pt" fo:font-weight="bold" officeooo:rsid="000c73fe" officeooo:paragraph-rsid="000c73fe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fo:font-weight="bold" officeooo:rsid="000c73fe" officeooo:paragraph-rsid="000c73fe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0c73fe" officeooo:paragraph-rsid="000c73fe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Фрейми</text:p>
      <text:p text:style-name="P2">Index.html</text:p>
      <text:p text:style-name="P1">&lt;!DOCTYPE HTML&gt;</text:p>
      <text:p text:style-name="P1">&lt;html&gt;</text:p>
      <text:p text:style-name="P1">&lt;head&gt;</text:p>
      <text:p text:style-name="P1"><text:tab/>&lt;meta charset="utf-8"&gt;</text:p>
      <text:p text:style-name="P1"><text:tab/>&lt;title&gt;Головний фрейм&lt;/title&gt;</text:p>
      <text:p text:style-name="P1">&lt;/head&gt;</text:p>
      <text:p text:style-name="P1">&lt;frameset rows="60%, *"&gt;</text:p>
      <text:p text:style-name="P1"><text:tab/>&lt;frame src="1f.html" name="frame1" scrolling="no"&gt;</text:p>
      <text:p text:style-name="P1"><text:tab/>&lt;frameset cols="100px,*"&gt;</text:p>
      <text:p text:style-name="P1"><text:tab/><text:tab/>&lt;frame src="2f.html" name="frame2" scrolling="no" width="100px"&gt;</text:p>
      <text:p text:style-name="P1"><text:tab/><text:tab/>&lt;frame src="3f.html" name="frame3" scrolling="no"&gt;</text:p>
      <text:p text:style-name="P1"><text:tab/>&lt;/frameset&gt;</text:p>
      <text:p text:style-name="P1">&lt;/frameset&gt;</text:p>
      <text:p text:style-name="P1">&lt;/html&gt;</text:p>
      <text:p text:style-name="P2">1f.html</text:p>
      <text:p text:style-name="P1">&lt;!DOCTYPE HTML&gt;</text:p>
      <text:p text:style-name="P1">&lt;html&gt;</text:p>
      <text:p text:style-name="P1">&lt;head&gt;</text:p>
      <text:p text:style-name="P1"><text:tab/>&lt;meta charset="utf-8"&gt;</text:p>
      <text:p text:style-name="P1"><text:tab/>&lt;title&gt;Перший фрейм&lt;/title&gt;</text:p>
      <text:p text:style-name="P1">&lt;/head&gt;</text:p>
      <text:p text:style-name="P1">&lt;body style="background: #fff"&gt;</text:p>
      <text:p text:style-name="P1"><text:tab/>&lt;p align="center"&gt;Frame 1&lt;/p&gt;</text:p>
      <text:p text:style-name="P1"><text:tab/>&lt;p&gt;</text:p>
      <text:p text:style-name="P1"><text:tab/><text:tab/>&lt;a href="../../PrW1/PrW1-13.html" target="frame2"&gt;</text:p>
      <text:p text:style-name="P1"><text:tab/><text:tab/><text:tab/>Відчинити PrW1 в першому фреймі</text:p>
      <text:p text:style-name="P1"><text:tab/><text:tab/>&lt;/a&gt;</text:p>
      <text:p text:style-name="P1"><text:tab/><text:tab/>&lt;/br&gt;</text:p>
      <text:p text:style-name="P1"><text:tab/><text:tab/>&lt;a href="#frame1" target="frame3"&gt;</text:p>
      <text:p text:style-name="P1"><text:tab/><text:tab/><text:tab/>Відчинити Frame1 в третьому фреймі</text:p>
      <text:p text:style-name="P1"><text:tab/><text:tab/>&lt;/a&gt;</text:p>
      <text:p text:style-name="P1"><text:tab/>&lt;/p&gt;</text:p>
      <text:p text:style-name="P1">&lt;/body&gt;</text:p>
      <text:p text:style-name="P1">&lt;/html&gt;</text:p>
      <text:p text:style-name="P2">2f.html</text:p>
      <text:p text:style-name="P1">&lt;!DOCTYPE HTML PUBLIC "-//W3C//DTD HTML 4.01//" "http://www.w3.org/TR/html4/strict.dtd"&gt;</text:p>
      <text:p text:style-name="P1">&lt;html&gt;</text:p>
      <text:p text:style-name="P1"><text:s/>&lt;head&gt;</text:p>
      <text:p text:style-name="P1"><text:s text:c="2"/>&lt;meta http-equiv="Content-Type" content="text/html; charset=utf-8"&gt;</text:p>
      <text:p text:style-name="P1"><text:s text:c="2"/>&lt;title&gt;Frame2&lt;/title&gt;</text:p>
      <text:p text:style-name="P1"><text:s/>&lt;/head&gt;</text:p>
      <text:p text:style-name="P1"><text:s/>&lt;body style="background: Blue"&gt;</text:p>
      <text:p text:style-name="P1"><text:s text:c="3"/>&lt;p align="right"&gt;Frame 2&lt;/p&gt;</text:p>
      <text:p text:style-name="P1"><text:s/>&lt;/body&gt;</text:p>
      <text:p text:style-name="P1">&lt;/html&gt;</text:p>
      <text:p text:style-name="P2">3f.html</text:p>
      <text:p text:style-name="P3">&lt;!DOCTYPE HTML PUBLIC "-//W3C//DTD HTML 4.01//" "http://www.w3.org/TR/html4/strict.dtd"&gt;</text:p>
      <text:p text:style-name="P3">&lt;html&gt;</text:p>
      <text:p text:style-name="P3"><text:soft-page-break/><text:s/>&lt;head&gt;</text:p>
      <text:p text:style-name="P3"><text:s text:c="2"/>&lt;meta http-equiv="Content-Type" content="text/html; charset=utf-8"&gt;</text:p>
      <text:p text:style-name="P3"><text:s text:c="2"/>&lt;title&gt;Frame3&lt;/title&gt;</text:p>
      <text:p text:style-name="P3"><text:s/>&lt;/head&gt;</text:p>
      <text:p text:style-name="P3"><text:s/>&lt;body style="background: Yellow"&gt;</text:p>
      <text:p text:style-name="P3"><text:s text:c="3"/>&lt;p&gt;Frame 3&lt;/p&gt;</text:p>
      <text:p text:style-name="P3"><text:s/>&lt;/body&gt;</text:p>
      <text:p text:style-name="P3">&lt;/html&gt;</text:p>
      <text:p text:style-name="P3"/>
      <text:p text:style-name="P4">Таблиця</text:p>
      <text:p text:style-name="P5">table.html</text:p>
      <text:p text:style-name="P6">&lt;!-- &lt;!DOCTYPE html&gt; --&gt;</text:p>
      <text:p text:style-name="P6">&lt;html&gt;</text:p>
      <text:p text:style-name="P6">&lt;head&gt;</text:p>
      <text:p text:style-name="P6"><text:tab/>&lt;meta charset="utf-8"&gt;</text:p>
      <text:p text:style-name="P6"><text:tab/>&lt;title&gt;Таблиця&lt;/title&gt;</text:p>
      <text:p text:style-name="P6">&lt;/head&gt;</text:p>
      <text:p text:style-name="P6">&lt;body topmargin="0" leftmargin="0" rightmargin="0" bottommargin="0"&gt;</text:p>
      <text:p text:style-name="P6"><text:tab/>&lt;table width="100%" border="3px" bordercolor="red" height="100%" <text:s/>rules="none"&gt;</text:p>
      <text:p text:style-name="P6"><text:tab/><text:tab/>&lt;!-- &lt;caption&gt;Таблиця 1&lt;/caption&gt; --&gt;</text:p>
      <text:p text:style-name="P6"><text:tab/><text:tab/>&lt;tbody&gt;</text:p>
      <text:p text:style-name="P6"><text:tab/><text:tab/><text:tab/>&lt;tr&gt;</text:p>
      <text:p text:style-name="P6"><text:tab/><text:tab/><text:tab/><text:tab/>&lt;td colspan="2"&gt;1.1&lt;/td&gt;<text:tab/><text:tab/><text:tab/></text:p>
      <text:p text:style-name="P6"><text:tab/><text:tab/><text:tab/>&lt;/tr&gt;</text:p>
      <text:p text:style-name="P6"><text:tab/><text:tab/><text:tab/>&lt;tr&gt;</text:p>
      <text:p text:style-name="P6"><text:tab/><text:tab/><text:tab/><text:tab/>&lt;td bgcolor="yellow" width="100px"&gt;2.1&lt;/td&gt;</text:p>
      <text:p text:style-name="P6"><text:tab/><text:tab/><text:tab/><text:tab/>&lt;td bgcolor="blue"&gt;2.2&lt;/td&gt;</text:p>
      <text:p text:style-name="P6"><text:tab/><text:tab/><text:tab/>&lt;/tr&gt;</text:p>
      <text:p text:style-name="P6"><text:tab/><text:tab/>&lt;/tbody&gt;</text:p>
      <text:p text:style-name="P6"><text:tab/>&lt;/table&gt;</text:p>
      <text:p text:style-name="P6">&lt;/body&gt;</text:p>
      <text:p text:style-name="P6">&lt;/html&gt;</text:p>
      <text:p text:style-name="P6"/>
      <text:p text:style-name="P4">Індивідуальне завдання</text:p>
      <text:p text:style-name="P5">index.htm</text:p>
      <text:p text:style-name="P6">&lt;!-- &lt;!DOCTYPE html&gt; --&gt;</text:p>
      <text:p text:style-name="P6">&lt;html&gt;</text:p>
      <text:p text:style-name="P6">&lt;head&gt;</text:p>
      <text:p text:style-name="P6"><text:tab/>&lt;meta charset="utf-8"&gt;</text:p>
      <text:p text:style-name="P6"><text:tab/>&lt;title&gt;Індивідуальне 2&lt;/title&gt;</text:p>
      <text:p text:style-name="P6">&lt;/head&gt;</text:p>
      <text:p text:style-name="P6">&lt;body&gt;</text:p>
      <text:p text:style-name="P6"><text:tab/>&lt;table height="100%" width="100%" border="3px" cellpadding="0px" cellspacing="0px" background="../../images/hai-mini.jpg"&gt;</text:p>
      <text:p text:style-name="P6"><text:tab/><text:tab/>&lt;caption&gt;Індивідуальне завдання 2-га лабораторна робота&lt;/caption&gt;</text:p>
      <text:p text:style-name="P6"><text:tab/><text:tab/>&lt;!-- &lt;thead&gt;</text:p>
      <text:p text:style-name="P6"><text:tab/><text:tab/><text:tab/>&lt;tr&gt;</text:p>
      <text:p text:style-name="P6"><text:tab/><text:tab/><text:tab/><text:tab/>&lt;th&gt;Заголовочная ячейка&lt;/th&gt;</text:p>
      <text:p text:style-name="P6"><text:tab/><text:tab/><text:tab/><text:tab/>&lt;th&gt;Заголовочная ячейка&lt;/th&gt;</text:p>
      <text:p text:style-name="P6"><text:tab/><text:tab/><text:tab/>&lt;/tr&gt;</text:p>
      <text:p text:style-name="P6"><text:tab/><text:tab/>&lt;/thead&gt; --&gt;</text:p>
      <text:p text:style-name="P6"><text:tab/><text:tab/>&lt;tbody&gt;</text:p>
      <text:p text:style-name="P6"><text:soft-page-break/><text:tab/><text:tab/><text:tab/>&lt;tr&gt;</text:p>
      <text:p text:style-name="P6"><text:tab/><text:tab/><text:tab/><text:tab/>&lt;td background="../../images/Flight.jpg" colspan="4" height="50px"&gt;1.1&lt;/td&gt;</text:p>
      <text:p text:style-name="P6"><text:tab/><text:tab/><text:tab/><text:tab/>&lt;!-- &lt;td&gt;1.2&lt;/td&gt;</text:p>
      <text:p text:style-name="P6"><text:tab/><text:tab/><text:tab/><text:tab/>&lt;td&gt;1.3&lt;/td&gt;</text:p>
      <text:p text:style-name="P6"><text:tab/><text:tab/><text:tab/><text:tab/>&lt;td&gt;1.4&lt;/td&gt; --&gt;</text:p>
      <text:p text:style-name="P6"><text:tab/><text:tab/><text:tab/>&lt;/tr&gt;</text:p>
      <text:p text:style-name="P6"><text:tab/><text:tab/><text:tab/>&lt;tr&gt;</text:p>
      <text:p text:style-name="P6"><text:tab/><text:tab/><text:tab/><text:tab/>&lt;td colspan="3"&gt;2.1&lt;/td&gt;</text:p>
      <text:p text:style-name="P6"><text:tab/><text:tab/><text:tab/><text:tab/>&lt;td rowspan="3"&gt;2.2&lt;/td&gt;</text:p>
      <text:p text:style-name="P6"><text:tab/><text:tab/><text:tab/><text:tab/>&lt;!-- &lt;td&gt;2.3&lt;/td&gt;</text:p>
      <text:p text:style-name="P6"><text:tab/><text:tab/><text:tab/><text:tab/>&lt;td&gt;2.4&lt;/td&gt; --&gt;</text:p>
      <text:p text:style-name="P6"><text:tab/><text:tab/><text:tab/>&lt;/tr&gt;</text:p>
      <text:p text:style-name="P6"><text:tab/><text:tab/><text:tab/>&lt;tr&gt;</text:p>
      <text:p text:style-name="P6"><text:tab/><text:tab/><text:tab/><text:tab/>&lt;td colspan="2"&gt;3.1&lt;/td&gt;</text:p>
      <text:p text:style-name="P6"><text:tab/><text:tab/><text:tab/><text:tab/>&lt;td rowspan="2"&gt;3.2&lt;/td&gt;</text:p>
      <text:p text:style-name="P6"><text:tab/><text:tab/><text:tab/><text:tab/>&lt;!-- &lt;td&gt;3.3&lt;/td&gt; --&gt;</text:p>
      <text:p text:style-name="P6"><text:tab/><text:tab/><text:tab/><text:tab/>&lt;!-- &lt;td&gt;3.4&lt;/td&gt; --&gt;</text:p>
      <text:p text:style-name="P6"><text:tab/><text:tab/><text:tab/>&lt;/tr&gt;</text:p>
      <text:p text:style-name="P6"><text:tab/><text:tab/><text:tab/>&lt;tr&gt;</text:p>
      <text:p text:style-name="P6"><text:tab/><text:tab/><text:tab/><text:tab/>&lt;td&gt;4.1&lt;/td&gt;</text:p>
      <text:p text:style-name="P6"><text:tab/><text:tab/><text:tab/><text:tab/>&lt;td&gt;4.2&lt;/td&gt;</text:p>
      <text:p text:style-name="P6"><text:tab/><text:tab/><text:tab/><text:tab/>&lt;!-- &lt;td&gt;4.3&lt;/td&gt; --&gt;</text:p>
      <text:p text:style-name="P6"><text:tab/><text:tab/><text:tab/><text:tab/>&lt;!-- &lt;td&gt;4.4&lt;/td&gt; --&gt;</text:p>
      <text:p text:style-name="P6"><text:tab/><text:tab/><text:tab/>&lt;/tr&gt;</text:p>
      <text:p text:style-name="P6"><text:tab/><text:tab/>&lt;/tbody&gt;</text:p>
      <text:p text:style-name="P6"><text:tab/>&lt;/table&gt;</text:p>
      <text:p text:style-name="P6">&lt;/body&gt;</text:p>
      <text:p text:style-name="P6">&lt;/html&gt;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15:04:20.548284021</meta:creation-date>
    <dc:date>2014-10-25T15:12:22.743377571</dc:date>
    <meta:editing-duration>PT3M15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3" meta:paragraph-count="127" meta:word-count="256" meta:character-count="2807" meta:non-whitespace-character-count="2369"/>
  </office:meta>
</office:document-meta>
</file>